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font-name="Tahoma" style:font-name-asian="Times New Roman" style:font-name-complex="Tahoma" fo:color="#000000" fo:font-size="10pt" style:font-size-asian="10pt" style:font-size-complex="10pt"/>
    </style:style>
    <style:style style:name="P2" style:parent-style-name="Normal" style:family="paragraph">
      <style:text-properties style:font-name="Tahoma" style:font-name-asian="Times New Roman" style:font-name-complex="Tahoma" fo:color="#000000" fo:font-size="10pt" style:font-size-asian="10pt" style:font-size-complex="10pt"/>
    </style:style>
    <style:style style:name="T3" style:parent-style-name="DefaultParagraphFont" style:family="text">
      <style:text-properties style:font-name="Tahoma" style:font-name-asian="Times New Roman" style:font-name-complex="Tahoma" fo:font-style="italic" style:font-style-asian="italic" style:font-style-complex="italic" fo:color="#000000" fo:font-size="10pt" style:font-size-asian="10pt" style:font-size-complex="10pt"/>
    </style:style>
    <style:style style:name="T4" style:parent-style-name="DefaultParagraphFont" style:family="text">
      <style:text-properties style:font-name="Tahoma" style:font-name-asian="Times New Roman" style:font-name-complex="Tahoma" fo:color="#000000" fo:font-size="10pt" style:font-size-asian="10pt" style:font-size-complex="10pt"/>
    </style:style>
    <style:style style:name="T5" style:parent-style-name="DefaultParagraphFont" style:family="text">
      <style:text-properties style:font-name="Tahoma" style:font-name-asian="Times New Roman" style:font-name-complex="Tahoma" fo:font-weight="bold" style:font-weight-asian="bold" style:font-weight-complex="bold" fo:color="#000000" fo:font-size="10pt" style:font-size-asian="10pt" style:font-size-complex="10pt"/>
    </style:style>
    <style:style style:name="P6" style:parent-style-name="Normal" style:list-style-name="LFO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7" style:parent-style-name="Normal" style:list-style-name="LFO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8" style:parent-style-name="Normal" style:list-style-name="LFO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9" style:parent-style-name="Normal" style:list-style-name="LFO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10" style:parent-style-name="Normal" style:list-style-name="LFO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11" style:parent-style-name="Normal" style:list-style-name="LFO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T12" style:parent-style-name="DefaultParagraphFont" style:family="text">
      <style:text-properties style:font-name="Tahoma" style:font-name-asian="Times New Roman" style:font-name-complex="Tahoma" fo:font-weight="bold" style:font-weight-asian="bold" style:font-weight-complex="bold" fo:color="#000000" fo:font-size="10pt" style:font-size-asian="10pt" style:font-size-complex="10pt"/>
    </style:style>
    <style:style style:name="P13" style:parent-style-name="Normal" style:list-style-name="LFO2"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14" style:parent-style-name="Normal" style:list-style-name="LFO2"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T15" style:parent-style-name="DefaultParagraphFont" style:family="text">
      <style:text-properties style:font-name="Tahoma" style:font-name-asian="Times New Roman" style:font-name-complex="Tahoma" fo:font-weight="bold" style:font-weight-asian="bold" style:font-weight-complex="bold" fo:color="#000000" fo:font-size="10pt" style:font-size-asian="10pt" style:font-size-complex="10pt"/>
    </style:style>
    <style:style style:name="P16" style:parent-style-name="Normal" style:list-style-name="LFO3"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17" style:parent-style-name="Normal" style:list-style-name="LFO3"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18" style:parent-style-name="Normal" style:family="paragraph">
      <style:text-properties style:font-name="Tahoma" style:font-name-asian="Times New Roman" style:font-name-complex="Tahoma" fo:color="#000000" fo:font-size="10pt" style:font-size-asian="10pt" style:font-size-complex="10pt"/>
    </style:style>
    <style:style style:name="T19" style:parent-style-name="DefaultParagraphFont" style:family="text">
      <style:text-properties style:font-name="Tahoma" style:font-name-asian="Times New Roman" style:font-name-complex="Tahoma" fo:font-style="italic" style:font-style-asian="italic" style:font-style-complex="italic" fo:color="#000000" fo:font-size="10pt" style:font-size-asian="10pt" style:font-size-complex="10pt"/>
    </style:style>
    <style:style style:name="P20" style:parent-style-name="Normal" style:family="paragraph">
      <style:text-properties style:font-name="Tahoma" style:font-name-asian="Times New Roman" style:font-name-complex="Tahoma" fo:color="#000000" fo:font-size="10pt" style:font-size-asian="10pt" style:font-size-complex="10pt"/>
    </style:style>
    <style:style style:name="P21" style:parent-style-name="Normal" style:family="paragraph">
      <style:text-properties style:font-name="Tahoma" style:font-name-asian="Times New Roman" style:font-name-complex="Tahoma" fo:color="#000000" fo:font-size="10pt" style:font-size-asian="10pt" style:font-size-complex="10pt"/>
    </style:style>
    <style:style style:name="P22" style:parent-style-name="Normal" style:family="paragraph">
      <style:text-properties style:font-name="Tahoma" style:font-name-asian="Times New Roman" style:font-name-complex="Tahoma" fo:color="#000000" fo:font-size="10pt" style:font-size-asian="10pt" style:font-size-complex="10pt"/>
    </style:style>
    <style:style style:name="P23" style:parent-style-name="Normal" style:family="paragraph">
      <style:text-properties style:font-name="Tahoma" style:font-name-asian="Times New Roman" style:font-name-complex="Tahoma" fo:color="#000000" fo:font-size="10pt" style:font-size-asian="10pt" style:font-size-complex="10pt"/>
    </style:style>
    <style:style style:name="P24" style:parent-style-name="Normal" style:family="paragraph">
      <style:text-properties style:font-name="Tahoma" style:font-name-asian="Times New Roman" style:font-name-complex="Tahoma" fo:color="#000000" fo:font-size="10pt" style:font-size-asian="10pt" style:font-size-complex="10pt"/>
    </style:style>
    <style:style style:name="P25" style:parent-style-name="Normal" style:family="paragraph">
      <style:text-properties style:font-name="Tahoma" style:font-name-asian="Times New Roman" style:font-name-complex="Tahoma" fo:color="#000000" fo:font-size="10pt" style:font-size-asian="10pt" style:font-size-complex="10pt"/>
    </style:style>
    <style:style style:name="P26" style:parent-style-name="Normal" style:family="paragraph">
      <style:text-properties style:font-name="Tahoma" style:font-name-asian="Times New Roman" style:font-name-complex="Tahoma" fo:color="#000000" fo:font-size="10pt" style:font-size-asian="10pt" style:font-size-complex="10pt"/>
    </style:style>
    <style:style style:name="P27" style:parent-style-name="Normal" style:family="paragraph">
      <style:text-properties style:font-name="Tahoma" style:font-name-asian="Times New Roman" style:font-name-complex="Tahoma" fo:color="#000000" fo:font-size="10pt" style:font-size-asian="10pt" style:font-size-complex="10pt"/>
    </style:style>
    <style:style style:name="P28" style:parent-style-name="Normal" style:family="paragraph">
      <style:text-properties style:font-name="Tahoma" style:font-name-asian="Times New Roman" style:font-name-complex="Tahoma" fo:color="#000000" fo:font-size="10pt" style:font-size-asian="10pt" style:font-size-complex="10pt"/>
    </style:style>
    <style:style style:name="P29" style:parent-style-name="Normal" style:family="paragraph">
      <style:text-properties style:font-name="Tahoma" style:font-name-asian="Times New Roman" style:font-name-complex="Tahoma" fo:color="#000000" fo:font-size="10pt" style:font-size-asian="10pt" style:font-size-complex="10pt"/>
    </style:style>
    <style:style style:name="P30" style:parent-style-name="Normal" style:family="paragraph">
      <style:text-properties style:font-name="Tahoma" style:font-name-asian="Times New Roman" style:font-name-complex="Tahoma" fo:color="#000000" fo:font-size="10pt" style:font-size-asian="10pt" style:font-size-complex="10pt"/>
    </style:style>
    <style:style style:name="P31" style:parent-style-name="Normal" style:family="paragraph">
      <style:text-properties style:font-name="Tahoma" style:font-name-asian="Times New Roman" style:font-name-complex="Tahoma" fo:color="#000000" fo:font-size="10pt" style:font-size-asian="10pt" style:font-size-complex="10pt"/>
    </style:style>
    <style:style style:name="P32" style:parent-style-name="Normal" style:family="paragraph">
      <style:text-properties style:font-name="Tahoma" style:font-name-asian="Times New Roman" style:font-name-complex="Tahoma" fo:color="#000000" fo:font-size="10pt" style:font-size-asian="10pt" style:font-size-complex="10pt"/>
    </style:style>
    <style:style style:name="P33" style:parent-style-name="Normal" style:family="paragraph">
      <style:text-properties style:font-name="Tahoma" style:font-name-asian="Times New Roman" style:font-name-complex="Tahoma" fo:color="#000000" fo:font-size="10pt" style:font-size-asian="10pt" style:font-size-complex="10pt"/>
    </style:style>
    <style:style style:name="P34" style:parent-style-name="Normal" style:family="paragraph">
      <style:text-properties style:font-name="Tahoma" style:font-name-asian="Times New Roman" style:font-name-complex="Tahoma" fo:color="#000000" fo:font-size="10pt" style:font-size-asian="10pt" style:font-size-complex="10pt"/>
    </style:style>
    <style:style style:name="P35" style:parent-style-name="Normal" style:family="paragraph">
      <style:text-properties style:font-name="Tahoma" style:font-name-asian="Times New Roman" style:font-name-complex="Tahoma" fo:color="#000000" fo:font-size="10pt" style:font-size-asian="10pt" style:font-size-complex="10pt"/>
    </style:style>
    <style:style style:name="P36" style:parent-style-name="Normal" style:family="paragraph">
      <style:text-properties style:font-name="Tahoma" style:font-name-asian="Times New Roman" style:font-name-complex="Tahoma" fo:color="#000000" fo:font-size="10pt" style:font-size-asian="10pt" style:font-size-complex="10pt"/>
    </style:style>
    <style:style style:name="P37" style:parent-style-name="Normal" style:family="paragraph">
      <style:text-properties style:font-name="Tahoma" style:font-name-asian="Times New Roman" style:font-name-complex="Tahoma" fo:color="#000000" fo:font-size="10pt" style:font-size-asian="10pt" style:font-size-complex="10pt"/>
    </style:style>
    <style:style style:name="P38" style:parent-style-name="Normal" style:family="paragraph">
      <style:text-properties style:font-name="Tahoma" style:font-name-asian="Times New Roman" style:font-name-complex="Tahoma" fo:color="#000000" fo:font-size="10pt" style:font-size-asian="10pt" style:font-size-complex="10pt"/>
    </style:style>
    <style:style style:name="P39" style:parent-style-name="Normal" style:family="paragraph">
      <style:text-properties style:font-name="Tahoma" style:font-name-asian="Times New Roman" style:font-name-complex="Tahoma" fo:color="#000000" fo:font-size="10pt" style:font-size-asian="10pt" style:font-size-complex="10pt"/>
    </style:style>
    <style:style style:name="P40" style:parent-style-name="Normal" style:family="paragraph">
      <style:text-properties style:font-name="Tahoma" style:font-name-asian="Times New Roman" style:font-name-complex="Tahoma" fo:color="#000000" fo:font-size="10pt" style:font-size-asian="10pt" style:font-size-complex="10pt"/>
    </style:style>
    <style:style style:name="P41" style:parent-style-name="Normal" style:family="paragraph">
      <style:text-properties style:font-name="Tahoma" style:font-name-asian="Times New Roman" style:font-name-complex="Tahoma" fo:color="#000000" fo:font-size="10pt" style:font-size-asian="10pt" style:font-size-complex="10pt"/>
    </style:style>
    <style:style style:name="P42" style:parent-style-name="Normal" style:family="paragraph">
      <style:text-properties style:font-name="Tahoma" style:font-name-asian="Times New Roman" style:font-name-complex="Tahoma" fo:color="#000000" fo:font-size="10pt" style:font-size-asian="10pt" style:font-size-complex="10pt"/>
    </style:style>
    <style:style style:name="P43" style:parent-style-name="Normal" style:family="paragraph">
      <style:text-properties style:font-name="Tahoma" style:font-name-asian="Times New Roman" style:font-name-complex="Tahoma" fo:color="#000000" fo:font-size="10pt" style:font-size-asian="10pt" style:font-size-complex="10pt"/>
    </style:style>
    <style:style style:name="P44" style:parent-style-name="Normal" style:family="paragraph">
      <style:text-properties style:font-name="Tahoma" style:font-name-asian="Times New Roman" style:font-name-complex="Tahoma" fo:color="#000000" fo:font-size="10pt" style:font-size-asian="10pt" style:font-size-complex="10pt"/>
    </style:style>
    <style:style style:name="P45" style:parent-style-name="Normal" style:family="paragraph">
      <style:paragraph-properties fo:margin-top="0.0694in"/>
    </style:style>
    <style:style style:name="T46"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47" style:parent-style-name="Normal" style:list-style-name="LFO4"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48" style:parent-style-name="Normal" style:family="paragraph">
      <style:paragraph-properties fo:margin-top="0.0694in"/>
    </style:style>
    <style:style style:name="T49"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50" style:parent-style-name="Normal" style:list-style-name="LFO5"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51" style:parent-style-name="Normal" style:family="paragraph">
      <style:paragraph-properties fo:margin-top="0.0694in"/>
    </style:style>
    <style:style style:name="T52"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53" style:parent-style-name="Normal" style:list-style-name="LFO6"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54" style:parent-style-name="Normal" style:family="paragraph">
      <style:paragraph-properties fo:margin-top="0.0694in"/>
    </style:style>
    <style:style style:name="T55"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56" style:parent-style-name="Normal" style:list-style-name="LFO7"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57" style:parent-style-name="Normal" style:list-style-name="LFO7"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58" style:parent-style-name="Normal" style:family="paragraph">
      <style:paragraph-properties fo:margin-top="0.0694in"/>
    </style:style>
    <style:style style:name="T59"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60" style:parent-style-name="Normal" style:list-style-name="LFO8"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61" style:parent-style-name="Normal" style:list-style-name="LFO8"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62" style:parent-style-name="Normal" style:family="paragraph">
      <style:paragraph-properties fo:margin-top="0.0694in"/>
    </style:style>
    <style:style style:name="T63"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64" style:parent-style-name="Normal" style:list-style-name="LFO9"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65" style:parent-style-name="Normal" style:list-style-name="LFO9"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66" style:parent-style-name="Normal" style:family="paragraph">
      <style:paragraph-properties fo:margin-top="0.0694in"/>
    </style:style>
    <style:style style:name="T67" style:parent-style-name="DefaultParagraphFont" style:family="text">
      <style:text-properties style:font-name="Tahoma" style:font-name-complex="Tahoma" fo:font-weight="bold" style:font-weight-asian="bold" style:font-weight-complex="bold" fo:color="#000000" fo:font-size="10pt" style:font-size-asian="10pt" style:font-size-complex="10pt"/>
    </style:style>
    <style:style style:name="P68" style:parent-style-name="Normal" style:list-style-name="LFO10"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P69" style:parent-style-name="Normal" style:list-style-name="LFO10"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style:style style:name="T70" style:parent-style-name="DefaultParagraphFont" style:family="text">
      <style:text-properties style:font-name="Tahoma" style:font-name-asian="Times New Roman" style:font-name-complex="Tahoma" fo:font-weight="bold" style:font-weight-asian="bold" style:font-weight-complex="bold" fo:color="#000000" fo:font-size="10pt" style:font-size-asian="10pt" style:font-size-complex="10pt"/>
    </style:style>
    <style:style style:name="P71" style:parent-style-name="Normal" style:list-style-name="LFO11" style:family="paragraph">
      <style:paragraph-properties style:vertical-align="auto" fo:margin-top="0.0694in" fo:margin-bottom="0.0694in"/>
      <style:text-properties style:font-name="Tahoma" style:font-name-asian="Times New Roman" style:font-name-complex="Tahoma" fo:color="#000000" fo:font-size="10pt" style:font-size-asian="10pt" style:font-size-complex="10pt" fo:hyphenate="true"/>
    </style:style>
  </office:automatic-styles>
  <office:body>
    <office:text text:use-soft-page-breaks="true">
      <text:p text:style-name="P1">Here's an explanation of each file as they're not all that commented well (as originally they were written just to parse the data for the TCCN paper), but hopefully pretty self-explanatory.<text:s/></text:p>
      <text:p text:style-name="P2"/>
      <text:p text:style-name="Normal"><text:span text:style-name="T3">The following there files are to parse and plot a single log file:</text:span><text:span text:style-name="T4"><text:s/></text:span></text:p>
      <text:p text:style-name="Normal"><text:span text:style-name="T5">log_parser.m</text:span></text:p>
      <text:list text:style-name="LFO1" text:continue-numbering="true">
        <text:list-item>
          <text:p text:style-name="P6">Run this to parse the raw log files from the C++ cognitive engine. It saves a .mat structure called parsedLogsWorkspace.mat which contains everything useful from the log file. At the top of the script, there's one flag that allows you to compute the ideal fitness score for each timestep (to give a baseline of how well your algorithm did). </text:p>
        </text:list-item>
        <text:list-item>
          <text:p text:style-name="P7">This parser assumes that you are using the Newtec modem for monitoring receiver lock (it zeros out the fitness if the receiver is not locked). To use this without Newtec information, comment out lines 188-200, 253, 259-264.  In line 258, change it to "NewtecLck = ones(length(ActionSentTimeSec),1);".</text:p>
        </text:list-item>
        <text:list-item>
          <text:p text:style-name="P8">Be patient as this parser can take a few minutes to run.  COMPUTE_IDEAL_FITNESS takes about just as long as the time of the pass took (so if you did a 10-min pass, it'll take 10 minutes to compute the ideal fitness)</text:p>
        </text:list-item>
        <text:list-item>
          <text:p text:style-name="P9">This will output a bunch of pretty plots including: SNR Profile vs. Time, Fitness Observed vs. Time, Histogram of Fitness Observed (in linear and log scale), Receiver Lock Analysis, MODCOD/TX Power/Roll-off vs. Time, Action Update Rate Histogram (linear and log scale), Action Update Rate vs. Time, a master plot time series of actions plot, a master histogram and lock analysis plot, Fitness Observed vs. Ideal plot, master time series plot of fitness observed and ideal, and histogram on virtual exploration performance.</text:p>
        </text:list-item>
        <text:list-item>
          <text:p text:style-name="P10">If you wanted to write this in Python, it wouldn't be all that hard---the log file is just parsed through key/value string pairs.</text:p>
        </text:list-item>
        <text:list-item>
          <text:p text:style-name="P11">Place in same directory as the C++ log file (logging.txt)</text:p>
        </text:list-item>
      </text:list>
      <text:p text:style-name="Normal"><text:span text:style-name="T12">ferCurves.txt</text:span></text:p>
      <text:list text:style-name="LFO2" text:continue-numbering="true">
        <text:list-item>
          <text:p text:style-name="P13">This is needed by log_parser.m to calculate the ideal fitness.  It has the FER curves of the MODCODs in the configuration used on orbit: the Newtec FER as a function of ViaSat EsN0.</text:p>
        </text:list-item>
        <text:list-item>
          <text:p text:style-name="P14">Place in same directory as log_parser.m</text:p>
        </text:list-item>
      </text:list>
      <text:p text:style-name="Normal"><text:span text:style-name="T15">findTheoreticalBestAction.m</text:span></text:p>
      <text:list text:style-name="LFO3" text:continue-numbering="true">
        <text:list-item>
          <text:p text:style-name="P16">Used by log_parser.m to calculate the ideal fitness.</text:p>
        </text:list-item>
        <text:list-item>
          <text:p text:style-name="P17">Place in same directory as log_parser.m</text:p>
        </text:list-item>
      </text:list>
      <text:p text:style-name="P18"/>
      <text:p text:style-name="Normal"><text:span text:style-name="T19">The following files are to parse and plot from multiple log files:</text:span></text:p>
      <text:p text:style-name="P20">These files assume the following folder structure with example names in parentheses:</text:p>
      <text:p text:style-name="P21">top level folder (flight_testing_logs)</text:p>
      <text:p text:style-name="P22">level1 folder1 (2017-05-02)</text:p>
      <text:p text:style-name="P23">level2 folder1 (event_01)</text:p>
      <text:p text:style-name="P24">parsedLogsWorkspace.mat</text:p>
      <text:p text:style-name="P25">logging.txt</text:p>
      <text:p text:style-name="P26">log_parser.m</text:p>
      <text:p text:style-name="P27">ferCurves.txt</text:p>
      <text:p text:style-name="P28">findTheoreticalBestAction.m</text:p>
      <text:p text:style-name="P29">&lt;&lt;this is where your log file and everything is&gt;&gt;</text:p>
      <text:p text:style-name="P30">level2 folder2 (event_02)</text:p>
      <text:p text:style-name="P31">...</text:p>
      <text:p text:style-name="P32">level1 folder2 (2017-05-03)</text:p>
      <text:p text:style-name="P33">...</text:p>
      <text:p text:style-name="P34">load_fitobserved_all.m</text:p>
      <text:p text:style-name="P35">load_optimalfitobserved_all.m</text:p>
      <text:soft-page-break/>
      <text:p text:style-name="P36">load_snrcurves_all.m</text:p>
      <text:p text:style-name="P37">plot_fitobs_histoplots_all.m</text:p>
      <text:p text:style-name="P38">plot_optfitobs_histoplots.m</text:p>
      <text:p text:style-name="P39">plot_pretraining_histoplots.m</text:p>
      <text:p text:style-name="P40">plot_plot_sample_snr_curves.m</text:p>
      <text:p text:style-name="P41">cropplot.m</text:p>
      <text:p text:style-name="P42"/>
      <text:p text:style-name="P43">The functions below assume that you've run log_parser.m for each of your events already---I thought I had a batch script to run it for each event but can't find it.  All you have to do is just make a copy of one of the load_*.m files and change line 24 to "log_parser".</text:p>
      <text:p text:style-name="P44"/>
      <text:p text:style-name="P45"><text:span text:style-name="T46">load_fitobserved_all.m</text:span></text:p>
      <text:list text:style-name="LFO4" text:continue-numbering="true">
        <text:list-item>
          <text:p text:style-name="P47">Loads the Fitness Observed and Newtec Lock time vectors from each log file into the MATLAB workspace.<text:s/></text:p>
        </text:list-item>
      </text:list>
      <text:p text:style-name="P48"><text:span text:style-name="T49">load_optimalfitobserved_all.m</text:span></text:p>
      <text:list text:style-name="LFO5" text:continue-numbering="true">
        <text:list-item>
          <text:p text:style-name="P50">Loads the Fitness Observed, Newtec Lock, Optimal Fitness Observed, and ViaSat Receiver Lock time vectors from each log file into the MATLAB workspace.<text:s/></text:p>
        </text:list-item>
      </text:list>
      <text:p text:style-name="P51"><text:span text:style-name="T52">load_snrcurves_all.m</text:span></text:p>
      <text:list text:style-name="LFO6" text:continue-numbering="true">
        <text:list-item>
          <text:p text:style-name="P53">Loads the Action Received Time, Initial Time (scalar), the EsN0 measurement, and ViaSat Receiver Lock time vectors from each log file into the MATLAB workspace<text:s/></text:p>
        </text:list-item>
      </text:list>
      <text:p text:style-name="P54"><text:span text:style-name="T55">plot_fitobs_histoplots_all.m</text:span></text:p>
      <text:list text:style-name="LFO7" text:continue-numbering="true">
        <text:list-item>
          <text:p text:style-name="P56">Assumes load_fitobserved_all.m has been run.  Plots the histograms on fitness observed in Fig. 12 of the TCCN paper.<text:s/></text:p>
        </text:list-item>
        <text:list-item>
          <text:p text:style-name="P57">You'll see a vector named "plots" in the code.  It refers to the index numbers of the events from the 20 flight experiments.  Events were classified as excellent, great, good, and okay/poor and we tested three different scenarios: power saving, emergency, and target bandwidth.  This is explained in Table II in the TCCN paper.<text:s/></text:p>
        </text:list-item>
      </text:list>
      <text:p text:style-name="P58"><text:span text:style-name="T59">plot_optfitobs_histoplots.m</text:span></text:p>
      <text:list text:style-name="LFO8" text:continue-numbering="true">
        <text:list-item>
          <text:p text:style-name="P60">Assumes load_optimalfitobserved_all.m has been run.  Plots the histograms on fitness observed in Fig. 13 of the TCCN paper.<text:s/></text:p>
        </text:list-item>
        <text:list-item>
          <text:p text:style-name="P61">You'll see a vector named "plots" in the code.  It refers to the index numbers of the events from the 20 flight experiments.  Events were classified as excellent, great, good, and okay/poor and we tested three different scenarios: power saving, emergency, and target bandwidth. This is explained in Table II in the TCCN paper.<text:s/></text:p>
        </text:list-item>
      </text:list>
      <text:p text:style-name="P62"><text:span text:style-name="T63">plot_pretraining_histoplots.m</text:span></text:p>
      <text:list text:style-name="LFO9" text:continue-numbering="true">
        <text:list-item>
          <text:p text:style-name="P64">Assumes load_fitobserved_all.m has been run.  Plots the histograms on fitness observed in Fig. 14 of the TCCN paper.<text:s/></text:p>
        </text:list-item>
        <text:list-item>
          <text:p text:style-name="P65">You'll see a vector named "plots" in the code.  It refers to the index numbers of the events from the 20 flight experiments.  Events were classified as having used pre-training and not using pre-training and we tested three different scenarios: power saving, emergency, and target bandwidth.  This is explained in Table II in the TCCN paper.<text:s/></text:p>
        </text:list-item>
      </text:list>
      <text:soft-page-break/>
      <text:p text:style-name="P66"><text:span text:style-name="T67">plot_sample_snr_curves.m</text:span></text:p>
      <text:list text:style-name="LFO10" text:continue-numbering="true">
        <text:list-item>
          <text:p text:style-name="P68">Assumes load_snrcurves_all.m has been run.  Plots the EsN0 time vectors in Fig. 9 of the TCCN paper.<text:s/></text:p>
        </text:list-item>
        <text:list-item>
          <text:p text:style-name="P69">You'll see a vector named "plots" in the code.  It refers to the index numbers of the events from the 20 flight experiments.<text:s/></text:p>
        </text:list-item>
      </text:list>
      <text:p text:style-name="Normal"><text:span text:style-name="T70">cropplot.m</text:span></text:p>
      <text:list text:style-name="LFO11" text:continue-numbering="true">
        <text:list-item>
          <text:p text:style-name="P71">Used by the plotting functions to crop the whitespace of plot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style:font-name-complex="Times New Roman"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style:font-name-complex="Times New Roman"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 Max Hongming</dc:creator>
    <meta:creation-date>2017-10-20T23:40:00Z</meta:creation-date>
    <dc:date>2018-06-24T18:59:00Z</dc:date>
    <meta:template xlink:href="Normal" xlink:type="simple"/>
    <meta:editing-cycles>2</meta:editing-cycles>
    <meta:editing-duration>PT0S</meta:editing-duration>
    <meta:document-statistic meta:page-count="3" meta:paragraph-count="10" meta:word-count="804" meta:character-count="5380" meta:row-count="38" meta:non-whitespace-character-count="4586"/>
  </office:meta>
</office:document-meta>
</file>